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1cm" fo:min-width="3.72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6.44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62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4.3cm"/>
    </style:style>
    <style:style style:name="gr6" style:family="graphic" style:parent-style-name="standard">
      <style:graphic-properties draw:textarea-horizontal-align="justify" draw:textarea-vertical-align="middle" draw:auto-grow-height="false" fo:min-height="2.451cm" fo:min-width="3.394cm"/>
    </style:style>
    <style:style style:name="gr7" style:family="graphic" style:parent-style-name="standard">
      <style:graphic-properties draw:textarea-horizontal-align="justify" draw:textarea-vertical-align="middle" draw:auto-grow-height="false" fo:min-height="1.842cm" fo:min-width="2.557cm"/>
    </style:style>
    <style:style style:name="gr8" style:family="graphic" style:parent-style-name="standard">
      <style:graphic-properties draw:textarea-horizontal-align="justify" draw:textarea-vertical-align="middle" draw:auto-grow-height="false" fo:min-height="2.351cm" fo:min-width="2.664cm"/>
    </style:style>
    <style:style style:name="gr9" style:family="graphic" style:parent-style-name="standard">
      <style:graphic-properties draw:textarea-horizontal-align="justify" draw:textarea-vertical-align="middle" draw:auto-grow-height="false" fo:min-height="1.951cm" fo:min-width="3.906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4.37cm"/>
    </style:style>
    <style:style style:name="gr11" style:family="graphic" style:parent-style-name="standard">
      <style:graphic-properties draw:textarea-horizontal-align="justify" draw:textarea-vertical-align="middle" draw:auto-grow-height="false" fo:min-height="2.242cm" fo:min-width="4.7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9cm" svg:height="2.7cm" svg:x="1.3cm" svg:y="4.2cm">
          <text:p text:style-name="P1">Jahresbericht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xml:id="id1" draw:id="id1" draw:layer="layout" svg:width="7.7cm" svg:height="1.8cm" svg:x="1.8cm" svg:y="1.2cm">
          <text:p text:style-name="P1">Geschäftsstellenleiter<text:line-break/>Auto, Solar, Wi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5.65cm" svg:y1="3cm" svg:x2="3.75cm" svg:y2="4.2cm" draw:start-shape="id1" draw:start-glue-point="6" draw:end-shape="id2" draw:end-glue-point="4" svg:d="M5650 3000v601h-1900v599" svg:viewBox="0 0 1901 1201">
          <text:p/>
        </draw:connector>
        <draw:custom-shape draw:style-name="gr4" draw:text-style-name="P1" xml:id="id3" draw:id="id3" draw:layer="layout" svg:width="5.1cm" svg:height="2cm" svg:x="13.2cm" svg:y="1.5cm">
          <text:p text:style-name="P1">Sekretariat GF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6.2cm" svg:y1="5.55cm" svg:x2="13.2cm" svg:y2="2.5cm" draw:start-shape="id2" draw:start-glue-point="7" draw:end-shape="id3" svg:d="M6200 5550h3501v-3050h3499" svg:viewBox="0 0 7001 3051">
          <text:p/>
        </draw:connector>
        <draw:custom-shape draw:style-name="gr5" draw:text-style-name="P2" xml:id="id4" draw:id="id4" draw:layer="layout" svg:width="4.8cm" svg:height="1.9cm" svg:x="13.3cm" svg:y="4.9cm">
          <text:p text:style-name="P2"><text:span text:style-name="T1">Analyseprogram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5.75cm" svg:y1="3.5cm" svg:x2="15.7cm" svg:y2="4.9cm" draw:start-shape="id3" draw:start-glue-point="6" draw:end-shape="id4" svg:d="M15750 3500v701h-50v699" svg:viewBox="0 0 51 1401">
          <text:p/>
        </draw:connector>
        <draw:connector draw:style-name="gr3" draw:text-style-name="P1" draw:layer="layout" svg:x1="9.12cm" svg:y1="6.3cm" svg:x2="13.3cm" svg:y2="5.85cm" draw:start-shape="id5" draw:start-glue-point="4" draw:end-shape="id4" draw:end-glue-point="5" svg:d="M9120 6300v-501h3131v51h1049" svg:viewBox="0 0 4181 502">
          <text:p/>
        </draw:connector>
        <draw:custom-shape draw:style-name="gr6" draw:text-style-name="P1" xml:id="id6" draw:id="id6" draw:layer="layout" svg:width="6.4cm" svg:height="2.7cm" svg:x="7.9cm" svg:y="10cm">
          <text:p text:style-name="P1">Grafische </text:p>
          <text:p text:style-name="P1">Aufbereitun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15.7cm" svg:y1="6.8cm" svg:x2="11.74cm" svg:y2="10cm" draw:start-shape="id4" draw:start-glue-point="6" draw:end-shape="id6" draw:end-glue-point="4" svg:d="M15700 6800v1601h-3960v1599" svg:viewBox="0 0 3961 3201">
          <text:p/>
        </draw:connector>
        <draw:custom-shape draw:style-name="gr7" draw:text-style-name="P1" xml:id="id7" draw:id="id7" draw:layer="layout" svg:width="3.8cm" svg:height="2.6cm" svg:x="2.9cm" svg:y="10.1cm">
          <text:p text:style-name="P1">EEP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1" draw:layer="layout" svg:x1="6.7cm" svg:y1="11.4cm" svg:x2="8.54cm" svg:y2="11.35cm" draw:start-shape="id7" draw:start-glue-point="1" draw:end-shape="id6" draw:end-glue-point="6" svg:d="M6700 11400h601v-50h1239" svg:viewBox="0 0 1841 51">
          <text:p/>
        </draw:connector>
        <draw:custom-shape draw:style-name="gr8" draw:text-style-name="P2" xml:id="id5" draw:id="id5" draw:layer="layout" svg:width="5.2cm" svg:height="2.6cm" svg:x="6cm" svg:y="6.3cm">
          <text:p text:style-name="P1"><text:span text:style-name="T1">Zusammen</text:span></text:p>
          <text:p text:style-name="P1"><text:span text:style-name="T1">Gefügter</text:span></text:p>
          <text:p text:style-name="P1"><text:span text:style-name="T1">Jahresberich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xml:id="id8" draw:id="id8" draw:layer="layout" svg:width="6.7cm" svg:height="2.2cm" svg:x="3.8cm" svg:y="14.2cm">
          <text:p text:style-name="P1">Grafische Aufbereitung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1" draw:layer="layout" svg:x1="11.1cm" svg:y1="12.7cm" svg:x2="7.15cm" svg:y2="14.2cm" draw:start-shape="id6" draw:start-glue-point="8" draw:end-shape="id8" draw:end-glue-point="4" svg:d="M11100 12700v751h-3950v749" svg:viewBox="0 0 3951 1501">
          <text:p/>
        </draw:connector>
        <draw:custom-shape draw:style-name="gr10" draw:text-style-name="P1" xml:id="id9" draw:id="id9" draw:layer="layout" svg:width="5.4cm" svg:height="1.8cm" svg:x="3cm" svg:y="17.8cm">
          <text:p text:style-name="P1">GF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7.15cm" svg:y1="16.4cm" svg:x2="5.7cm" svg:y2="17.8cm" draw:start-shape="id8" draw:start-glue-point="6" draw:end-shape="id9" draw:end-glue-point="4" svg:d="M7150 16400v701h-1450v699" svg:viewBox="0 0 1451 1401">
          <text:p/>
        </draw:connector>
        <draw:custom-shape draw:style-name="gr11" draw:text-style-name="P1" xml:id="id10" draw:id="id10" draw:layer="layout" svg:width="5.2cm" svg:height="3.1cm" svg:x="14.2cm" svg:y="14.2cm">
          <text:p text:style-name="P1">Grafische</text:p>
          <text:p text:style-name="P1">Aufbereitung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svg:x1="13.649cm" svg:y1="11.35cm" svg:x2="16.8cm" svg:y2="14.2cm" draw:start-shape="id6" draw:start-glue-point="9" draw:end-shape="id10" svg:d="M13649 11350h3151v2850" svg:viewBox="0 0 3152 2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1T10:10:28.010340257</meta:creation-date>
    <dc:date>2016-05-11T10:18:58.902766391</dc:date>
    <meta:editing-duration>PT8M31S</meta:editing-duration>
    <meta:editing-cycles>1</meta:editing-cycles>
    <meta:document-statistic meta:object-count="19"/>
    <meta:generator>LibreOffice/5.1.2.2.0$Linux_X86_64 LibreOffice_project/10m0$Build-2</meta:generator>
  </office:meta>
</office:document-meta>
</file>